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null-year="1940"/>
      <table:table table:name="EMU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No. of axles</text:p>
          </table:table-cell>
          <table:table-cell table:style-name="ce3" office:value-type="string">
            <text:p>Pre 1960</text:p>
          </table:table-cell>
          <table:table-cell table:style-name="ce3" office:value-type="string">
            <text:p>1960-1988</text:p>
          </table:table-cell>
          <table:table-cell table:style-name="ce3" office:value-type="string">
            <text:p>1988 onwar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formula="of:=[.C2]*0.85" office:value-type="float" office:value="15.9375">
            <text:p>15.9375</text:p>
          </table:table-cell>
          <table:table-cell table:formula="of:=[.D2]*0.75" office:value-type="float" office:value="18.75">
            <text:p>18.75</text:p>
          </table:table-cell>
          <table:table-cell table:formula="of:=25*[.A2]"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3]*0.85" office:value-type="float" office:value="31.875">
            <text:p>31.875</text:p>
          </table:table-cell>
          <table:table-cell table:formula="of:=[.D3]*0.75" office:value-type="float" office:value="37.5">
            <text:p>37.5</text:p>
          </table:table-cell>
          <table:table-cell table:formula="of:=25*[.A3]"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4]*0.85" office:value-type="float" office:value="47.8125">
            <text:p>47.8125</text:p>
          </table:table-cell>
          <table:table-cell table:formula="of:=[.D4]*0.75" office:value-type="float" office:value="56.25">
            <text:p>56.25</text:p>
          </table:table-cell>
          <table:table-cell table:formula="of:=25*[.A4]" office:value-type="float" office:value="75">
            <text:p>7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5]*0.85" office:value-type="float" office:value="63.75">
            <text:p>63.75</text:p>
          </table:table-cell>
          <table:table-cell table:formula="of:=[.D5]*0.75" office:value-type="float" office:value="75">
            <text:p>75</text:p>
          </table:table-cell>
          <table:table-cell table:formula="of:=25*[.A5]" office:value-type="float" office:value="100">
            <text:p>100</text:p>
          </table:table-cell>
        </table:table-row>
      </table:table>
      <table:table table:name="DMU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No. of axles</text:p>
          </table:table-cell>
          <table:table-cell table:style-name="ce3" office:value-type="string">
            <text:p>Pre 1960</text:p>
          </table:table-cell>
          <table:table-cell table:style-name="ce3" office:value-type="string">
            <text:p>1960-1988</text:p>
          </table:table-cell>
          <table:table-cell table:style-name="ce3" office:value-type="string">
            <text:p>1988 onwar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formula="of:=[EMU.B2]*0.95" office:value-type="float" office:value="15.140625">
            <text:p>15.140625</text:p>
          </table:table-cell>
          <table:table-cell table:formula="of:=[EMU.C2]*0.95" office:value-type="float" office:value="17.8125">
            <text:p>17.8125</text:p>
          </table:table-cell>
          <table:table-cell table:formula="of:=[EMU.D2]*0.95" office:value-type="float" office:value="23.75">
            <text:p>23.7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EMU.B3]*0.95" office:value-type="float" office:value="30.28125">
            <text:p>30.28125</text:p>
          </table:table-cell>
          <table:table-cell table:formula="of:=[EMU.C3]*0.95" office:value-type="float" office:value="35.625">
            <text:p>35.625</text:p>
          </table:table-cell>
          <table:table-cell table:formula="of:=[EMU.D3]*0.95" office:value-type="float" office:value="47.5">
            <text:p>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EMU.B4]*0.95" office:value-type="float" office:value="45.421875">
            <text:p>45.421875</text:p>
          </table:table-cell>
          <table:table-cell table:formula="of:=[EMU.C4]*0.95" office:value-type="float" office:value="53.4375">
            <text:p>53.4375</text:p>
          </table:table-cell>
          <table:table-cell table:formula="of:=[EMU.D4]*0.95" office:value-type="float" office:value="71.25">
            <text:p>71.2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EMU.B5]*0.95" office:value-type="float" office:value="60.5625">
            <text:p>60.5625</text:p>
          </table:table-cell>
          <table:table-cell table:formula="of:=[EMU.C5]*0.95" office:value-type="float" office:value="71.25">
            <text:p>71.25</text:p>
          </table:table-cell>
          <table:table-cell table:formula="of:=[EMU.D5]*0.95" office:value-type="float" office:value="95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22:39:26.28</meta:creation-date>
    <dc:date>2013-07-22T22:49:59.85</dc:date>
    <meta:editing-duration>PT1M28S</meta:editing-duration>
    <meta:editing-cycles>2</meta:editing-cycles>
    <meta:generator>LibreOffice/4.0.2.2$Windows_x86 LibreOffice_project/4c82dcdd6efcd48b1d8bba66bfe1989deee49c3</meta:generator>
    <meta:document-statistic meta:table-count="2" meta:cell-count="40" meta:object-count="0"/>
  </office:meta>
</office:document-meta>
</file>